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Standard-outline1">
      <style:graphic-properties fo:min-height="8.884cm" loext:decorative="false"/>
      <style:paragraph-properties style:writing-mode="lr-tb"/>
    </style:style>
    <style:style style:name="pr5" style:family="presentation" style:parent-style-name="Standard-outline1">
      <style:graphic-properties draw:textarea-horizontal-align="center" draw:textarea-vertical-align="middle"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►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►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►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►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►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►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►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►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►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►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4">
      <text:list-level-style-bullet text:level="1" text:bullet-char="►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►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►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►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►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►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►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►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►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►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Nichtlineare-Datenstrukturen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Von Daniel und Marc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Datenar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ebensmittel mit 4 Attributen</text:p>
              </text:list-item>
            </text:list>
            <text:list text:style-name="L3">
              <text:list-item>
                <text:p>Kalorien</text:p>
              </text:list-item>
              <text:list-item>
                <text:p>Name</text:p>
              </text:list-item>
              <text:list-item>
                <text:p>Preis</text:p>
              </text:list-item>
              <text:list-item>
                <text:p>Kategorie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Folgende Problem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ttribute mit dem gleichen Typ vergleichen <text:s/>(nicht Kalorien und Preis vergleichen sondern Preis und Preis)</text:p>
              </text:list-item>
              <text:list-item>
                <text:p>Jeder Binärbaum nur das Attribut besitzt was es Verwalten soll</text:p>
              </text:list-item>
              <text:list-item>
                <text:p>Gleiche Werte der Attribute vor allem Kategori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Lösungsansatz/we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ine Variable Vergleichskriterium hinzufügen</text:p>
              </text:list-item>
            </text:list>
            <text:list text:style-name="L4">
              <text:list-item>
                <text:p>Je nach Art werden zwei gleiche Attribute <text:s/>verglichen <text:s/></text:p>
              </text:list-item>
              <text:list-item>
                <text:p>If Verzweigung in den Methoden von Comparable Contenttype benötigt (isLess, isGreater usw.)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Momentaner Stand</text:p>
          </draw:text-box>
        </draw:frame>
        <draw:frame presentation:style-name="pr5" draw:text-style-name="P2" draw:layer="layout" svg:width="25.199cm" svg:height="9.134cm" svg:x="1.4cm" svg:y="3.685cm" presentation:class="outline">
          <draw:text-box>
            <text:list text:style-name="L2">
              <text:list-header>
                <text:p text:style-name="P2">Implementierung der Verwaltungsklasse 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3-11T14:02:01.253473500</meta:creation-date>
    <dc:date>2026-03-11T15:05:20.955168700</dc:date>
    <meta:editing-duration>PT56M2S</meta:editing-duration>
    <meta:editing-cycles>4</meta:editing-cycles>
    <meta:generator>LibreOffice/25.8.5.2$Windows_X86_64 LibreOffice_project/9c8b85f387cc00a89945a79c9e6239f32e450ac2</meta:generator>
    <meta:document-statistic meta:object-count="41"/>
  </office:meta>
</office:document-meta>
</file>